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jp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jpg" manifest:media-type=""/>
  <manifest:file-entry manifest:full-path="Pictures/image8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scripts/>
  <office:font-face-decls/>
  <office:automatic-styles>
    <style:style style:family="drawing-page" style:name="dp4">
      <style:drawing-page-properties draw:fill="bitmap" draw:fill-image-name="FillImage3" style:repeat="stretch" presentation:transition-speed="slow"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 fo:color="#FFFFFF" fo:font-family="Georgia" fo:font-size="60pt" style:font-size-asian="60pt" style:font-size-complex="60pt"/>
      <style:paragraph-properties fo:line-height="90%" fo:text-align="left" fo:margin-top="0pt"/>
    </style:style>
    <style:style style:family="text" style:name="T2">
      <style:text-properties fo:font-size="80pt" style:font-size-asian="80pt" style:font-size-complex="80pt" fo:font-weight="bold"/>
    </style:style>
    <style:style style:family="text" style:name="T3">
      <style:text-properties fo:font-size="80pt" style:font-size-asian="80pt" style:font-size-complex="80pt"/>
    </style:style>
    <style:style style:family="text" style:name="T4">
      <style:text-properties fo:font-size="80pt" style:font-size-asian="80pt" style:font-size-complex="80pt"/>
    </style:style>
    <style:style style:family="text" style:name="T5">
      <style:text-properties fo:font-size="66pt" style:font-size-asian="66pt" style:font-size-complex="66pt"/>
    </style:style>
    <style:style style:family="text" style:name="T6">
      <style:text-properties fo:font-size="66pt" style:font-size-asian="66pt" style:font-size-complex="66pt"/>
    </style:style>
    <style:style style:family="text" style:name="T7">
      <style:text-properties fo:font-size="66pt" style:font-size-asian="66pt" style:font-size-complex="66pt"/>
    </style:style>
    <style:style style:family="drawing-page" style:name="dp5">
      <style:drawing-page-properties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 fo:font-family="Arial" fo:font-size="12pt" style:font-size-asian="12pt" style:font-size-complex="12pt"/>
      <style:paragraph-properties fo:text-align="left"/>
    </style:style>
    <style:style style:family="text" style:name="T8">
      <style:text-properties/>
    </style:style>
    <style:style style:family="drawing-page" style:name="dp9">
      <style:drawing-page-properties draw:fill="bitmap" draw:fill-image-name="FillImage5" style:repeat="stretch" presentation:transition-speed="slow"/>
    </style:style>
    <style:style style:family="presentation" style:name="pr8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">
      <style:text-properties fo:color="#FFFFFF" fo:font-family="Georgia" fo:font-size="54pt" style:font-size-asian="54pt" style:font-size-complex="54pt"/>
      <style:paragraph-properties fo:line-height="90%" fo:text-align="right" fo:margin-top="0pt"/>
    </style:style>
    <style:style style:family="text" style:name="T11">
      <style:text-properties fo:font-size="55pt" style:font-size-asian="55pt" style:font-size-complex="55pt" fo:font-weight="bold"/>
    </style:style>
    <style:style style:family="text" style:name="T12">
      <style:text-properties fo:font-size="47pt" style:font-size-asian="47pt" style:font-size-complex="47pt"/>
    </style:style>
    <style:style style:family="presentation" style:name="pr9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13">
      <style:text-properties/>
    </style:style>
    <style:style style:family="paragraph" style:name="P10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14">
      <style:text-properties/>
    </style:style>
    <style:style style:family="paragraph" style:name="P11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drawing-page" style:name="dp10">
      <style:drawing-page-properties/>
    </style:style>
    <style:style style:family="presentation" style:name="pr10">
      <style:graphic-properties draw:fill="none" draw:auto-grow-height="false" draw:auto-grow-width="false" draw:stroke="none" style:wrap="run-through" fo:background-color="transparent"/>
    </style:style>
    <style:style style:family="paragraph" style:name="P12">
      <style:text-properties fo:font-family="Arial" fo:font-size="12pt" style:font-size-asian="12pt" style:font-size-complex="12pt"/>
      <style:paragraph-properties fo:text-align="left"/>
    </style:style>
    <style:style style:family="text" style:name="T15">
      <style:text-properties/>
    </style:style>
    <style:style style:family="drawing-page" style:name="dp11">
      <style:drawing-page-properties draw:fill="bitmap" draw:fill-image-name="FillImage6" style:repeat="stretch" presentation:transition-speed="slow"/>
    </style:style>
    <style:style style:family="presentation" style:name="pr1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 fo:color="#FFFFFF" fo:font-family="Georgia" fo:font-size="54pt" style:font-size-asian="54pt" style:font-size-complex="54pt"/>
      <style:paragraph-properties fo:line-height="90%" fo:text-align="right" fo:margin-top="0pt"/>
    </style:style>
    <style:style style:family="text" style:name="T16">
      <style:text-properties fo:font-weight="bold"/>
    </style:style>
    <style:style style:family="text" style:name="T17">
      <style:text-properties fo:font-weight="bold"/>
    </style:style>
    <style:style style:family="text" style:name="T18">
      <style:text-properties fo:font-size="48pt" style:font-size-asian="48pt" style:font-size-complex="48pt"/>
    </style:style>
    <style:style style:family="presentation" style:name="p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19">
      <style:text-properties/>
    </style:style>
    <style:style style:family="paragraph" style:name="P15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20">
      <style:text-properties/>
    </style:style>
    <style:style style:family="paragraph" style:name="P16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drawing-page" style:name="dp12">
      <style:drawing-page-properties/>
    </style:style>
    <style:style style:family="presentation" style:name="pr13">
      <style:graphic-properties draw:fill="none" draw:auto-grow-height="false" draw:auto-grow-width="false" draw:stroke="none" style:wrap="run-through" fo:background-color="transparent"/>
    </style:style>
    <style:style style:family="paragraph" style:name="P17">
      <style:text-properties fo:font-family="Arial" fo:font-size="12pt" style:font-size-asian="12pt" style:font-size-complex="12pt"/>
      <style:paragraph-properties fo:text-align="left"/>
    </style:style>
    <style:style style:family="text" style:name="T21">
      <style:text-properties/>
    </style:style>
    <style:style style:family="drawing-page" style:name="dp13">
      <style:drawing-page-properties draw:fill="bitmap" draw:fill-image-name="FillImage7" style:repeat="stretch" presentation:transition-speed="slow"/>
    </style:style>
    <style:style style:family="presentation" style:name="pr14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8">
      <style:text-properties fo:color="#FFFFFF" fo:font-family="Georgia" fo:font-size="54pt" style:font-size-asian="54pt" style:font-size-complex="54pt"/>
      <style:paragraph-properties fo:line-height="90%" fo:text-align="right" fo:margin-top="0pt"/>
    </style:style>
    <style:style style:family="text" style:name="T22">
      <style:text-properties fo:font-weight="bold"/>
    </style:style>
    <style:style style:family="text" style:name="T23">
      <style:text-properties fo:font-weight="bold"/>
    </style:style>
    <style:style style:family="presentation" style:name="pr15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24">
      <style:text-properties/>
    </style:style>
    <style:style style:family="paragraph" style:name="P20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25">
      <style:text-properties/>
    </style:style>
    <style:style style:family="text" style:name="T26">
      <style:text-properties/>
    </style:style>
    <style:style style:family="paragraph" style:name="P21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27">
      <style:text-properties/>
    </style:style>
    <style:style style:family="paragraph" style:name="P22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drawing-page" style:name="dp14">
      <style:drawing-page-properties/>
    </style:style>
    <style:style style:family="presentation" style:name="pr16">
      <style:graphic-properties draw:fill="none" draw:auto-grow-height="false" draw:auto-grow-width="false" draw:stroke="none" style:wrap="run-through" fo:background-color="transparent"/>
    </style:style>
    <style:style style:family="paragraph" style:name="P23">
      <style:text-properties fo:font-family="Arial" fo:font-size="12pt" style:font-size-asian="12pt" style:font-size-complex="12pt"/>
      <style:paragraph-properties fo:text-align="left"/>
    </style:style>
    <style:style style:family="text" style:name="T28">
      <style:text-properties/>
    </style:style>
    <style:style style:family="drawing-page" style:name="dp15">
      <style:drawing-page-properties draw:fill="bitmap" draw:fill-image-name="FillImage8" style:repeat="stretch" presentation:transition-speed="slow"/>
    </style:style>
    <style:style style:family="presentation" style:name="pr17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4">
      <style:text-properties fo:color="#FFFFFF" fo:font-family="Georgia" fo:font-size="54pt" style:font-size-asian="54pt" style:font-size-complex="54pt"/>
      <style:paragraph-properties fo:line-height="90%" fo:text-align="right" fo:margin-top="0pt"/>
    </style:style>
    <style:style style:family="text" style:name="T29">
      <style:text-properties fo:font-weight="bold"/>
    </style:style>
    <style:style style:family="text" style:name="T30">
      <style:text-properties fo:font-weight="bold"/>
    </style:style>
    <style:style style:family="text" style:name="T31">
      <style:text-properties fo:font-size="48pt" style:font-size-asian="48pt" style:font-size-complex="48pt"/>
    </style:style>
    <style:style style:family="presentation" style:name="pr1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5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32">
      <style:text-properties/>
    </style:style>
    <style:style style:family="paragraph" style:name="P26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33">
      <style:text-properties/>
    </style:style>
    <style:style style:family="paragraph" style:name="P27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drawing-page" style:name="dp16">
      <style:drawing-page-properties/>
    </style:style>
    <style:style style:family="presentation" style:name="pr19">
      <style:graphic-properties draw:fill="none" draw:auto-grow-height="false" draw:auto-grow-width="false" draw:stroke="none" style:wrap="run-through" fo:background-color="transparent"/>
    </style:style>
    <style:style style:family="paragraph" style:name="P28">
      <style:text-properties fo:font-family="Arial" fo:font-size="12pt" style:font-size-asian="12pt" style:font-size-complex="12pt"/>
      <style:paragraph-properties fo:text-align="left"/>
    </style:style>
    <style:style style:family="text" style:name="T34">
      <style:text-properties/>
    </style:style>
    <style:style style:family="drawing-page" style:name="dp17">
      <style:drawing-page-properties draw:fill="bitmap" draw:fill-image-name="FillImage9" style:repeat="stretch" presentation:transition-speed="slow"/>
    </style:style>
    <style:style style:family="presentation" style:name="pr20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">
      <style:text-properties fo:color="#FFFFFF" fo:font-family="Georgia" fo:font-size="54pt" style:font-size-asian="54pt" style:font-size-complex="54pt"/>
      <style:paragraph-properties fo:line-height="90%" fo:text-align="right" fo:margin-top="0pt"/>
    </style:style>
    <style:style style:family="text" style:name="T35">
      <style:text-properties fo:font-size="60pt" style:font-size-asian="60pt" style:font-size-complex="60pt" fo:font-weight="bold"/>
    </style:style>
    <style:style style:family="text" style:name="T36">
      <style:text-properties fo:font-size="60pt" style:font-size-asian="60pt" style:font-size-complex="60pt" fo:font-weight="bold"/>
    </style:style>
    <style:style style:family="text" style:name="T37">
      <style:text-properties fo:font-size="48pt" style:font-size-asian="48pt" style:font-size-complex="48pt"/>
    </style:style>
    <style:style style:family="presentation" style:name="pr21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0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38">
      <style:text-properties/>
    </style:style>
    <style:style style:family="paragraph" style:name="P31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39">
      <style:text-properties/>
    </style:style>
    <style:style style:family="paragraph" style:name="P32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40">
      <style:text-properties/>
    </style:style>
    <style:style style:family="paragraph" style:name="P33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drawing-page" style:name="dp18">
      <style:drawing-page-properties/>
    </style:style>
    <style:style style:family="presentation" style:name="pr22">
      <style:graphic-properties draw:fill="none" draw:auto-grow-height="false" draw:auto-grow-width="false" draw:stroke="none" style:wrap="run-through" fo:background-color="transparent"/>
    </style:style>
    <style:style style:family="paragraph" style:name="P34">
      <style:text-properties fo:font-family="Arial" fo:font-size="12pt" style:font-size-asian="12pt" style:font-size-complex="12pt"/>
      <style:paragraph-properties fo:text-align="left"/>
    </style:style>
    <style:style style:family="text" style:name="T41">
      <style:text-properties/>
    </style:style>
    <style:style style:family="drawing-page" style:name="dp19">
      <style:drawing-page-properties draw:fill="bitmap" draw:fill-image-name="FillImage10" style:repeat="stretch" presentation:transition-speed="slow"/>
    </style:style>
    <style:style style:family="presentation" style:name="pr2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5">
      <style:text-properties fo:color="#FFFFFF" fo:font-family="Georgia" fo:font-size="54pt" style:font-size-asian="54pt" style:font-size-complex="54pt"/>
      <style:paragraph-properties fo:line-height="90%" fo:text-align="right" fo:margin-top="0pt"/>
    </style:style>
    <style:style style:family="text" style:name="T42">
      <style:text-properties fo:font-size="60pt" style:font-size-asian="60pt" style:font-size-complex="60pt" fo:font-weight="bold"/>
    </style:style>
    <style:style style:family="text" style:name="T43">
      <style:text-properties fo:font-size="60pt" style:font-size-asian="60pt" style:font-size-complex="60pt" fo:font-weight="bold"/>
    </style:style>
    <style:style style:family="text" style:name="T44">
      <style:text-properties fo:font-size="48pt" style:font-size-asian="48pt" style:font-size-complex="48pt"/>
    </style:style>
    <style:style style:family="presentation" style:name="pr2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6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45">
      <style:text-properties fo:font-size="36pt" style:font-size-asian="36pt" style:font-size-complex="36pt"/>
    </style:style>
    <style:style style:family="paragraph" style:name="P37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46">
      <style:text-properties fo:font-size="36pt" style:font-size-asian="36pt" style:font-size-complex="36pt"/>
    </style:style>
    <style:style style:family="paragraph" style:name="P38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47">
      <style:text-properties fo:font-size="36pt" style:font-size-asian="36pt" style:font-size-complex="36pt"/>
    </style:style>
    <style:style style:family="paragraph" style:name="P39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drawing-page" style:name="dp20">
      <style:drawing-page-properties/>
    </style:style>
    <style:style style:family="presentation" style:name="pr25">
      <style:graphic-properties draw:fill="none" draw:auto-grow-height="false" draw:auto-grow-width="false" draw:stroke="none" style:wrap="run-through" fo:background-color="transparent"/>
    </style:style>
    <style:style style:family="paragraph" style:name="P40">
      <style:text-properties fo:font-family="Arial" fo:font-size="12pt" style:font-size-asian="12pt" style:font-size-complex="12pt"/>
      <style:paragraph-properties fo:text-align="left"/>
    </style:style>
    <style:style style:family="text" style:name="T48">
      <style:text-properties/>
    </style:style>
    <style:style style:family="drawing-page" style:name="dp24">
      <style:drawing-page-properties presentation:transition-speed="slow"/>
    </style:style>
    <style:style style:family="presentation" style:name="pr2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8">
      <style:text-properties fo:color="#FFFFFF" fo:font-family="Georgia" fo:font-size="44pt" style:font-size-asian="44pt" style:font-size-complex="44pt"/>
      <style:paragraph-properties fo:line-height="90%" fo:text-align="center" fo:margin-top="0pt"/>
    </style:style>
    <style:style style:family="text" style:name="T55">
      <style:text-properties fo:font-size="88pt" style:font-size-asian="88pt" style:font-size-complex="88pt"/>
    </style:style>
    <style:style style:family="text" style:name="T56">
      <style:text-properties fo:font-size="88pt" style:font-size-asian="88pt" style:font-size-complex="88pt"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 fo:font-size="66pt" style:font-size-asian="66pt" style:font-size-complex="66pt"/>
    </style:style>
    <style:style style:family="presentation" style:name="pr3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9">
      <style:text-properties fo:color="#FFFFFF" fo:font-family="Georgia" fo:font-size="28pt" style:font-size-asian="28pt" style:font-size-complex="28pt"/>
      <style:paragraph-properties fo:line-height="90%" fo:text-align="center" fo:margin-left="0pt" fo:text-indent="0pt" fo:margin-top="10pt"/>
    </style:style>
    <style:style style:family="text" style:name="T60">
      <style:text-properties fo:color="#FFFFFF" fo:font-size="32pt" style:font-size-asian="32pt" style:font-size-complex="32pt" style:text-underline-type="single" style:text-underline-style="solid"/>
    </style:style>
    <style:style style:family="drawing-page" style:name="dp25">
      <style:drawing-page-properties/>
    </style:style>
    <style:style style:family="presentation" style:name="pr31">
      <style:graphic-properties draw:fill="none" draw:auto-grow-height="false" draw:auto-grow-width="false" draw:stroke="none" style:wrap="run-through" fo:background-color="transparent"/>
    </style:style>
    <style:style style:family="paragraph" style:name="P50">
      <style:text-properties fo:font-family="Arial" fo:font-size="12pt" style:font-size-asian="12pt" style:font-size-complex="12pt"/>
      <style:paragraph-properties fo:text-align="left"/>
    </style:style>
    <style:style style:family="text" style:name="T61">
      <style:text-properties/>
    </style:style>
    <text:list-style style:name="L2">
      <text:list-level-style-bullet text:level="1" text:bullet-char="•">
        <style:list-level-properties text:space-before="1pt" text:min-label-width="18pt"/>
        <style:text-properties fo:color="#FFFFFF" fo:font-family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FFFFFF" fo:font-family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FFFFFF" fo:font-family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</text:list-style>
  </office:automatic-styles>
  <office:body>
    <office:presentation>
      <draw:page draw:id="slide4id" draw:name="Slide_1" draw:style-name="dp4" draw:master-page-name="_Title Slide" presentation:presentation-page-layout-name="AL1">
        <draw:frame draw:layer="layout" draw:name="Title 1" presentation:class="title" presentation:style-name="pr3" svg:width="22.38cm" svg:height="8.391cm" svg:x="1.69cm" svg:y="3.52cm">
          <draw:text-box fo:min-height="8.391cm">
            <text:p text:style-name="P3"><text:span text:style-name="T2">How They </text:span><text:span text:style-name="T3"/><text:span text:style-name="T4"/><text:line-break/><text:span text:style-name="T5">Throw Out</text:span><text:span text:style-name="T6"/><text:line-break/><text:span text:style-name="T7">a Challenge</text:span></text:p>
          </draw:text-box>
        </draw:frame>
        <presentation:notes draw:style-name="dp5">
          <draw:frame draw:layer="layout" presentation:class="outline" presentation:style-name="pr4" svg:width="8.256cm" svg:height="1.27cm" svg:x="10.79cm" svg:y="24.13cm">
            <draw:text-box fo:min-height="1.27cm">
              <text:p text:style-name="P4"><text:span text:style-name="T8"/></text:p>
            </draw:text-box>
          </draw:frame>
        </presentation:notes>
        <anim:par smil:restart="never" smil:dur="indefinite" presentation:node-type="timing-root">
          <anim:par smil:begin="slide4id.begin">
            <anim:transitionFilter smil:dur="2s" smil:type="fade"/>
          </anim:par>
        </anim:par>
      </draw:page>
      <draw:page draw:id="slide9id" draw:name="Slide_2" draw:style-name="dp9" draw:master-page-name="_Section Header" presentation:presentation-page-layout-name="AL2">
        <draw:frame draw:layer="layout" draw:name="Title 3" presentation:class="title" presentation:style-name="pr8" svg:width="19.18cm" svg:height="4.79cm" svg:x="4.9cm" svg:y="3.31cm">
          <draw:text-box fo:min-height="4.79cm">
            <text:p text:style-name="P8"><text:span text:style-name="T11">Native Americans </text:span><text:span text:style-name="T12">(XVII century)</text:span></text:p>
          </draw:text-box>
        </draw:frame>
        <draw:frame draw:layer="layout" draw:name="Text Placeholder 4" presentation:class="outline" presentation:style-name="pr9" svg:width="13.85cm" svg:height="6.72cm" svg:x="10.65cm" svg:y="10.8cm">
          <draw:text-box fo:min-height="6.72cm">
            <text:p text:style-name="P9"><text:span text:style-name="T13">put a tomahawk </text:span></text:p>
            <text:p text:style-name="P10"><text:span text:style-name="T14">on the ground in the rival’s camp</text:span></text:p>
            <text:p text:style-name="P11"/>
          </draw:text-box>
        </draw:frame>
        <presentation:notes draw:style-name="dp10">
          <draw:frame draw:layer="layout" presentation:class="outline" presentation:style-name="pr10" svg:width="8.256cm" svg:height="1.27cm" svg:x="10.79cm" svg:y="24.13cm">
            <draw:text-box fo:min-height="1.27cm">
              <text:p text:style-name="P12"><text:span text:style-name="T15"/></text:p>
            </draw:text-box>
          </draw:frame>
        </presentation:notes>
        <anim:par smil:restart="never" smil:dur="indefinite" presentation:node-type="timing-root">
          <anim:par smil:begin="slide9id.begin">
            <anim:transitionFilter smil:dur="2s" smil:type="fade"/>
          </anim:par>
        </anim:par>
      </draw:page>
      <draw:page draw:id="slide11id" draw:name="Slide_3" draw:style-name="dp11" draw:master-page-name="_Section Header" presentation:presentation-page-layout-name="AL2">
        <draw:frame draw:layer="layout" draw:name="Title 1" presentation:class="title" presentation:style-name="pr11" svg:width="19.18cm" svg:height="4.79cm" svg:x="4.9cm" svg:y="3.31cm">
          <draw:text-box fo:min-height="4.79cm">
            <text:p text:style-name="P13"><text:span text:style-name="T16">European Knights</text:span><text:span text:style-name="T17"/><text:line-break/><text:span text:style-name="T18">(XII-XVI centuries)</text:span></text:p>
          </draw:text-box>
        </draw:frame>
        <draw:frame draw:layer="layout" draw:name="Text Placeholder 2" presentation:class="outline" presentation:style-name="pr12" svg:width="13.6cm" svg:height="6.72cm" svg:x="10.9cm" svg:y="10.8cm">
          <draw:text-box fo:min-height="6.72cm">
            <text:p text:style-name="P14"><text:span text:style-name="T19">threw a glove</text:span></text:p>
            <text:p text:style-name="P15"><text:span text:style-name="T20">in the rival’s face</text:span></text:p>
            <text:p text:style-name="P16"/>
          </draw:text-box>
        </draw:frame>
        <presentation:notes draw:style-name="dp12">
          <draw:frame draw:layer="layout" presentation:class="outline" presentation:style-name="pr13" svg:width="8.256cm" svg:height="1.27cm" svg:x="10.79cm" svg:y="24.13cm">
            <draw:text-box fo:min-height="1.27cm">
              <text:p text:style-name="P17"><text:span text:style-name="T21"/></text:p>
            </draw:text-box>
          </draw:frame>
        </presentation:notes>
        <anim:par smil:restart="never" smil:dur="indefinite" presentation:node-type="timing-root">
          <anim:par smil:begin="slide11id.begin">
            <anim:transitionFilter smil:dur="2s" smil:type="fade"/>
          </anim:par>
        </anim:par>
      </draw:page>
      <draw:page draw:id="slide13id" draw:name="Slide_4" draw:style-name="dp13" draw:master-page-name="_Section Header" presentation:presentation-page-layout-name="AL2">
        <draw:frame draw:layer="layout" draw:name="Title 1" presentation:class="title" presentation:style-name="pr14" svg:width="22.74cm" svg:height="4.79cm" svg:x="1.343cm" svg:y="3.31cm">
          <draw:text-box fo:min-height="4.79cm">
            <text:p text:style-name="P18"><text:span text:style-name="T22">African Yoruba tribes</text:span><text:span text:style-name="T23"/><text:line-break/></text:p>
          </draw:text-box>
        </draw:frame>
        <draw:frame draw:layer="layout" draw:name="Text Placeholder 2" presentation:class="outline" presentation:style-name="pr15" svg:width="13.6cm" svg:height="6.72cm" svg:x="10.9cm" svg:y="10.8cm">
          <draw:text-box fo:min-height="6.72cm">
            <text:p text:style-name="P19"><text:span text:style-name="T24">sent a single </text:span></text:p>
            <text:p text:style-name="P20"><text:span text:style-name="T25">Cypraea</text:span><text:span text:style-name="T26"> shell</text:span></text:p>
            <text:p text:style-name="P21"><text:span text:style-name="T27">to the rivals</text:span></text:p>
            <text:p text:style-name="P22"/>
          </draw:text-box>
        </draw:frame>
        <presentation:notes draw:style-name="dp14">
          <draw:frame draw:layer="layout" presentation:class="outline" presentation:style-name="pr16" svg:width="8.256cm" svg:height="1.27cm" svg:x="10.79cm" svg:y="24.13cm">
            <draw:text-box fo:min-height="1.27cm">
              <text:p text:style-name="P23"><text:span text:style-name="T28"/></text:p>
            </draw:text-box>
          </draw:frame>
        </presentation:notes>
        <anim:par smil:restart="never" smil:dur="indefinite" presentation:node-type="timing-root">
          <anim:par smil:begin="slide13id.begin">
            <anim:transitionFilter smil:dur="2s" smil:type="fade"/>
          </anim:par>
        </anim:par>
      </draw:page>
      <draw:page draw:id="slide15id" draw:name="Slide_5" draw:style-name="dp15" draw:master-page-name="_Section Header" presentation:presentation-page-layout-name="AL2">
        <draw:frame draw:layer="layout" draw:name="Title 1" presentation:class="title" presentation:style-name="pr17" svg:width="19.18cm" svg:height="4.79cm" svg:x="4.9cm" svg:y="3.31cm">
          <draw:text-box fo:min-height="4.79cm">
            <text:p text:style-name="P24"><text:span text:style-name="T29">English gentlemen</text:span><text:span text:style-name="T30"/><text:line-break/><text:span text:style-name="T31">(XVII century)</text:span></text:p>
          </draw:text-box>
        </draw:frame>
        <draw:frame draw:layer="layout" draw:name="Text Placeholder 2" presentation:class="outline" presentation:style-name="pr18" svg:width="13.6cm" svg:height="6.72cm" svg:x="10.9cm" svg:y="10.8cm">
          <draw:text-box fo:min-height="6.72cm">
            <text:p text:style-name="P25"><text:span text:style-name="T32">sent a polite note</text:span></text:p>
            <text:p text:style-name="P26"><text:span text:style-name="T33">with the challenge</text:span></text:p>
            <text:p text:style-name="P27"/>
          </draw:text-box>
        </draw:frame>
        <presentation:notes draw:style-name="dp16">
          <draw:frame draw:layer="layout" presentation:class="outline" presentation:style-name="pr19" svg:width="8.256cm" svg:height="1.27cm" svg:x="10.79cm" svg:y="24.13cm">
            <draw:text-box fo:min-height="1.27cm">
              <text:p text:style-name="P28"><text:span text:style-name="T34"/></text:p>
            </draw:text-box>
          </draw:frame>
        </presentation:notes>
        <anim:par smil:restart="never" smil:dur="indefinite" presentation:node-type="timing-root">
          <anim:par smil:begin="slide15id.begin">
            <anim:transitionFilter smil:dur="2s" smil:type="fade"/>
          </anim:par>
        </anim:par>
      </draw:page>
      <draw:page draw:id="slide17id" draw:name="Slide_6" draw:style-name="dp17" draw:master-page-name="_Section Header" presentation:presentation-page-layout-name="AL2">
        <draw:frame draw:layer="layout" draw:name="Title 1" presentation:class="title" presentation:style-name="pr20" svg:width="19.18cm" svg:height="4.79cm" svg:x="4.9cm" svg:y="3.31cm">
          <draw:text-box fo:min-height="4.79cm">
            <text:p text:style-name="P29"><text:span text:style-name="T35">Japan samurais</text:span><text:span text:style-name="T36"/><text:line-break/><text:span text:style-name="T37">(XII-XVII centuries)</text:span></text:p>
          </draw:text-box>
        </draw:frame>
        <draw:frame draw:layer="layout" draw:name="Text Placeholder 2" presentation:class="outline" presentation:style-name="pr21" svg:width="16.42cm" svg:height="5.637cm" svg:x="8.085cm" svg:y="10.8cm">
          <draw:text-box fo:min-height="5.637cm">
            <text:p text:style-name="P30"><text:span text:style-name="T38">clattered their guards</text:span></text:p>
            <text:p text:style-name="P31"><text:span text:style-name="T39">against sheath to attract</text:span></text:p>
            <text:p text:style-name="P32"><text:span text:style-name="T40">the rival’s attention</text:span></text:p>
            <text:p text:style-name="P33"/>
          </draw:text-box>
        </draw:frame>
        <presentation:notes draw:style-name="dp18">
          <draw:frame draw:layer="layout" presentation:class="outline" presentation:style-name="pr22" svg:width="8.256cm" svg:height="1.27cm" svg:x="10.79cm" svg:y="24.13cm">
            <draw:text-box fo:min-height="1.27cm">
              <text:p text:style-name="P34"><text:span text:style-name="T41"/></text:p>
            </draw:text-box>
          </draw:frame>
        </presentation:notes>
        <anim:par smil:restart="never" smil:dur="indefinite" presentation:node-type="timing-root">
          <anim:par smil:begin="slide17id.begin">
            <anim:transitionFilter smil:dur="2s" smil:type="fade"/>
          </anim:par>
        </anim:par>
      </draw:page>
      <draw:page draw:id="slide19id" draw:name="Slide_7" draw:style-name="dp19" draw:master-page-name="_Section Header" presentation:presentation-page-layout-name="AL2">
        <draw:frame draw:layer="layout" draw:name="Title 1" presentation:class="title" presentation:style-name="pr23" svg:width="19.18cm" svg:height="4.79cm" svg:x="4.9cm" svg:y="3.31cm">
          <draw:text-box fo:min-height="4.79cm">
            <text:p text:style-name="P35"><text:span text:style-name="T42">Office plankton</text:span><text:span text:style-name="T43"/><text:line-break/><text:span text:style-name="T44">(XXI century)</text:span></text:p>
          </draw:text-box>
        </draw:frame>
        <draw:frame draw:layer="layout" draw:name="Text Placeholder 2" presentation:class="outline" presentation:style-name="pr24" svg:width="13.6cm" svg:height="6.72cm" svg:x="10.9cm" svg:y="10.8cm">
          <draw:text-box fo:min-height="6.72cm">
            <text:p text:style-name="P36"><text:span text:style-name="T45">send emails with</text:span></text:p>
            <text:p text:style-name="P37"><text:span text:style-name="T46">the Challenge subject</text:span></text:p>
            <text:p text:style-name="P38"><text:span text:style-name="T47">to their competitors</text:span></text:p>
            <text:p text:style-name="P39"/>
          </draw:text-box>
        </draw:frame>
        <presentation:notes draw:style-name="dp20">
          <draw:frame draw:layer="layout" presentation:class="outline" presentation:style-name="pr25" svg:width="8.256cm" svg:height="1.27cm" svg:x="10.79cm" svg:y="24.13cm">
            <draw:text-box fo:min-height="1.27cm">
              <text:p text:style-name="P40"><text:span text:style-name="T48"/></text:p>
            </draw:text-box>
          </draw:frame>
        </presentation:notes>
        <anim:par smil:restart="never" smil:dur="indefinite" presentation:node-type="timing-root">
          <anim:par smil:begin="slide19id.begin">
            <anim:transitionFilter smil:dur="2s" smil:type="fade"/>
          </anim:par>
        </anim:par>
      </draw:page>
      <draw:page draw:id="slide24id" draw:name="Slide_8" draw:style-name="dp24" draw:master-page-name="_Title and Content" presentation:presentation-page-layout-name="AL3">
        <draw:frame draw:layer="layout" draw:name="Title 3" presentation:class="title" presentation:style-name="pr29" svg:width="21.91cm" svg:height="8.511cm" svg:x="1.746cm" svg:y="3.774cm">
          <draw:text-box fo:min-height="8.511cm">
            <text:p text:style-name="P48"><text:span text:style-name="T55"/><text:span text:style-name="T56">ONLYOFFICE </text:span><text:span text:style-name="T57"/><text:span text:style-name="T58"/><text:line-break/><text:span text:style-name="T59">stands for Peace</text:span></text:p>
          </draw:text-box>
        </draw:frame>
        <draw:frame draw:layer="layout" draw:name="Content Placeholder 4" presentation:class="outline" presentation:style-name="pr30" svg:width="21.91cm" svg:height="1.734cm" svg:x="1.746cm" svg:y="13.07cm">
          <draw:text-box fo:min-height="1.734cm">
            <text:p text:style-name="P49"><text:span text:style-name="T60"><text:a xlink:href="http://www.onlyoffice.com/" xlink:type="simple">www.onlyoffice.com</text:a></text:span></text:p>
          </draw:text-box>
        </draw:frame>
        <presentation:notes draw:style-name="dp25">
          <draw:frame draw:layer="layout" presentation:class="outline" presentation:style-name="pr31" svg:width="8.256cm" svg:height="1.27cm" svg:x="10.79cm" svg:y="24.13cm">
            <draw:text-box fo:min-height="1.27cm">
              <text:p text:style-name="P50"><text:span text:style-name="T61"/></text:p>
            </draw:text-box>
          </draw:frame>
        </presentation:notes>
        <anim:par smil:restart="never" smil:dur="indefinite" presentation:node-type="timing-root">
          <anim:par smil:begin="slide24id.begin">
            <anim:transitionFilter smil:dur="2s" smil:type="fade"/>
          </anim:par>
        </anim:par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3" draw:display_name="UserFillImage3" xlink:href="Pictures/image2.jpg" xlink:type="simple" xlink:show="embed" xlink:actuate="onLoad"/>
    <draw:fill-image draw:name="FillImage5" draw:display_name="UserFillImage5" xlink:href="Pictures/image3.jpg" xlink:type="simple" xlink:show="embed" xlink:actuate="onLoad"/>
    <draw:fill-image draw:name="FillImage6" draw:display_name="UserFillImage6" xlink:href="Pictures/image4.jpg" xlink:type="simple" xlink:show="embed" xlink:actuate="onLoad"/>
    <draw:fill-image draw:name="FillImage7" draw:display_name="UserFillImage7" xlink:href="Pictures/image5.jpg" xlink:type="simple" xlink:show="embed" xlink:actuate="onLoad"/>
    <draw:fill-image draw:name="FillImage8" draw:display_name="UserFillImage8" xlink:href="Pictures/image6.jpg" xlink:type="simple" xlink:show="embed" xlink:actuate="onLoad"/>
    <draw:fill-image draw:name="FillImage9" draw:display_name="UserFillImage9" xlink:href="Pictures/image7.jpg" xlink:type="simple" xlink:show="embed" xlink:actuate="onLoad"/>
    <draw:fill-image draw:name="FillImage10" draw:display_name="UserFillImage10" xlink:href="Pictures/image8.jpg" xlink:type="simple" xlink:show="embed" xlink:actuate="onLoad"/>
    <draw:fill-image draw:name="FillImage2" draw:display_name="UserFillImage2" xlink:href="Pictures/image1.jpg" xlink:type="simple" xlink:show="embed" xlink:actuate="onLoad"/>
    <draw:fill-image draw:name="FillImage4" draw:display_name="UserFillImage4" xlink:href="Pictures/image1.jpg" xlink:type="simple" xlink:show="embed" xlink:actuate="onLoad"/>
    <draw:fill-image draw:name="FillImage11" draw:display_name="UserFillImage11" xlink:href="Pictures/image1.jpg" xlink:type="simple" xlink:show="embed" xlink:actuate="onLoad"/>
    <style:presentation-page-layout style:name="AL1">
      <presentation:placeholder presentation:object="title" svg:height="8.391cm" svg:width="22.38cm" svg:x="1.69cm" svg:y="3.52cm"/>
    </style:presentation-page-layout>
    <style:presentation-page-layout style:name="AL2">
      <presentation:placeholder presentation:object="title" svg:height="4.79cm" svg:width="19.18cm" svg:x="4.9cm" svg:y="3.31cm"/>
      <presentation:placeholder presentation:object="outline" svg:height="6.72cm" svg:width="13.6cm" svg:x="10.9cm" svg:y="10.8cm"/>
    </style:presentation-page-layout>
    <style:presentation-page-layout style:name="AL3">
      <presentation:placeholder presentation:object="title"/>
      <presentation:placeholder presentation:object="outline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>
      <text:list-level-style-bullet text:level="1" text:bullet-char="•">
        <style:list-level-properties text:space-before="1pt" text:min-label-width="18pt"/>
        <style:text-properties fo:color="#FFFFFF" fo:font-family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FFFFFF" fo:font-family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FFFFFF" fo:font-family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FFFFFF" fo:font-family="Arial" fo:font-size="18pt" style:font-size-asian="18pt" style:font-size-complex="18pt"/>
      </text:list-level-style-bullet>
    </text:list-style>
  </office:styles>
  <office:automatic-styles>
    <style:page-layout style:name="Mpm1">
      <style:page-layout-properties fo:page-width="25.4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25.4cm" fo:page-height="19.05cm"/>
    </style:page-layout>
    <style:page-layout style:name="Mpm4">
      <style:page-layout-properties fo:page-width="19.05cm" fo:page-height="25.4cm"/>
    </style:page-layout>
    <style:page-layout style:name="Mpm5">
      <style:page-layout-properties fo:page-width="25.4cm" fo:page-height="19.05cm"/>
    </style:page-layout>
    <style:page-layout style:name="Mpm6">
      <style:page-layout-properties fo:page-width="19.05cm" fo:page-height="25.4cm"/>
    </style:page-layout>
    <style:style style:family="drawing-page" style:name="dp1">
      <style:drawing-page-properties draw:fill="bitmap" draw:fill-image-name="FillImage2" style:repeat="stretch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FFFFFF" fo:font-family="Georgia" fo:font-size="60pt" style:font-size-asian="60pt" style:font-size-complex="60pt"/>
      <style:paragraph-properties fo:line-height="90%" fo:text-align="left" fo:margin-top="0pt"/>
    </style:style>
    <style:style style:family="text" style:name="T1">
      <style:text-properties/>
    </style:style>
    <style:style style:family="drawing-page" style:name="dp2">
      <style:drawing-page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font-family="Arial" fo:font-size="12pt" style:font-size-asian="12pt" style:font-size-complex="12pt"/>
      <style:paragraph-properties fo:text-align="left"/>
    </style:style>
    <style:style style:family="drawing-page" style:name="dp3">
      <style:drawing-page-properties/>
    </style:style>
    <style:style style:family="drawing-page" style:name="dp6">
      <style:drawing-page-properties draw:fill="bitmap" draw:fill-image-name="FillImage4" style:repeat="stretch"/>
    </style:style>
    <style:style style:family="presentation" style:name="pr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">
      <style:text-properties fo:color="#FFFFFF" fo:font-family="Georgia" fo:font-size="54pt" style:font-size-asian="54pt" style:font-size-complex="54pt"/>
      <style:paragraph-properties fo:line-height="90%" fo:text-align="right" fo:margin-top="0pt"/>
    </style:style>
    <style:style style:family="text" style:name="T9">
      <style:text-properties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">
      <style:text-properties fo:color="#FFFFFF" fo:font-family="Georgia" fo:font-size="42pt" style:font-size-asian="42pt" style:font-size-complex="42pt"/>
      <style:paragraph-properties fo:line-height="90%" fo:text-align="right" fo:margin-left="0pt" fo:text-indent="0pt" fo:margin-top="10pt"/>
    </style:style>
    <style:style style:family="text" style:name="T10">
      <style:text-properties/>
    </style:style>
    <style:style style:family="drawing-page" style:name="dp7">
      <style:drawing-page-properties/>
    </style:style>
    <style:style style:family="presentation" style:name="pr7">
      <style:graphic-properties draw:fill="none" draw:auto-grow-height="false" draw:auto-grow-width="false" draw:stroke="none" style:wrap="run-through" fo:background-color="transparent"/>
    </style:style>
    <style:style style:family="paragraph" style:name="P7">
      <style:text-properties fo:font-family="Arial" fo:font-size="12pt" style:font-size-asian="12pt" style:font-size-complex="12pt"/>
      <style:paragraph-properties fo:text-align="left"/>
    </style:style>
    <style:style style:family="drawing-page" style:name="dp8">
      <style:drawing-page-properties/>
    </style:style>
    <style:style style:family="drawing-page" style:name="dp21">
      <style:drawing-page-properties draw:fill="bitmap" draw:fill-image-name="FillImage11" style:repeat="stretch"/>
    </style:style>
    <style:style style:family="presentation" style:name="pr26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1">
      <style:text-properties fo:color="#FFFFFF" fo:font-family="Georgia" fo:font-size="44pt" style:font-size-asian="44pt" style:font-size-complex="44pt"/>
      <style:paragraph-properties fo:line-height="90%" fo:text-align="left" fo:margin-top="0pt"/>
    </style:style>
    <style:style style:family="text" style:name="T49">
      <style:text-properties/>
    </style:style>
    <style:style style:family="presentation" style:name="pr27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2">
      <style:text-properties fo:color="#FFFFFF" fo:font-family="Georgia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50">
      <style:text-properties/>
    </style:style>
    <style:style style:family="paragraph" style:name="P43">
      <style:text-properties fo:color="#FFFFFF" fo:font-family="Georgia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51">
      <style:text-properties/>
    </style:style>
    <style:style style:family="paragraph" style:name="P44">
      <style:text-properties fo:color="#FFFFFF" fo:font-family="Georgia" fo:font-size="20pt" style:font-size-asian="20pt" style:font-size-complex="20pt"/>
      <style:paragraph-properties fo:line-height="90%" fo:text-align="left" fo:margin-left="90pt" fo:text-indent="-18pt" fo:margin-top="5pt"/>
    </style:style>
    <style:style style:family="text" style:name="T52">
      <style:text-properties/>
    </style:style>
    <style:style style:family="paragraph" style:name="P45">
      <style:text-properties fo:color="#FFFFFF" fo:font-family="Georgia" fo:font-size="18pt" style:font-size-asian="18pt" style:font-size-complex="18pt"/>
      <style:paragraph-properties fo:line-height="90%" fo:text-align="left" fo:margin-left="126pt" fo:text-indent="-18pt" fo:margin-top="5pt"/>
    </style:style>
    <style:style style:family="text" style:name="T53">
      <style:text-properties/>
    </style:style>
    <style:style style:family="paragraph" style:name="P46">
      <style:text-properties fo:color="#FFFFFF" fo:font-family="Georgia" fo:font-size="18pt" style:font-size-asian="18pt" style:font-size-complex="18pt"/>
      <style:paragraph-properties fo:line-height="90%" fo:text-align="left" fo:margin-left="162pt" fo:text-indent="-18pt" fo:margin-top="5pt"/>
    </style:style>
    <style:style style:family="text" style:name="T54">
      <style:text-properties/>
    </style:style>
    <style:style style:family="drawing-page" style:name="dp22">
      <style:drawing-page-properties/>
    </style:style>
    <style:style style:family="presentation" style:name="pr28">
      <style:graphic-properties draw:fill="none" draw:auto-grow-height="false" draw:auto-grow-width="false" draw:stroke="none" style:wrap="run-through" fo:background-color="transparent"/>
    </style:style>
    <style:style style:family="paragraph" style:name="P47">
      <style:text-properties fo:font-family="Arial" fo:font-size="12pt" style:font-size-asian="12pt" style:font-size-complex="12pt"/>
      <style:paragraph-properties fo:text-align="left"/>
    </style:style>
    <style:style style:family="drawing-page" style:name="dp2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presentation:notes draw:style-name="dp2" style:page-layout-name="Mpm2">
        <draw:frame draw:layer="backgroundobjects" draw:name="Rectangle 7" presentation:class="notes" presentation:style-name="pr2" presentation:placeholder="false" presentation:user-transformed="true" svg:width="8.256cm" svg:height="1.27cm" svg:x="10.79cm" svg:y="24.13cm">
          <draw:text-box fo:min-height="1.27cm">
            <text:p text:style-name="P2"/>
          </draw:text-box>
        </draw:frame>
      </presentation:notes>
      <draw:frame draw:layer="backgroundobjects" draw:name="Title 1" presentation:class="title" presentation:style-name="pr1" presentation:placeholder="false" presentation:user-transformed="true" svg:width="22.38cm" svg:height="8.391cm" svg:x="1.69cm" svg:y="3.52cm">
        <draw:text-box fo:min-height="8.391cm">
          <text:p text:style-name="P1"><text:span text:style-name="T1">Click to edit Master title style</text:span></text:p>
        </draw:text-box>
      </draw:frame>
    </style:master-page>
    <style:master-page style:name="_Section Header" style:page-layout-name="Mpm3" draw:style-name="dp6">
      <presentation:notes draw:style-name="dp7" style:page-layout-name="Mpm4">
        <draw:frame draw:layer="backgroundobjects" draw:name="Rectangle 7" presentation:class="notes" presentation:style-name="pr7" presentation:placeholder="false" presentation:user-transformed="true" svg:width="8.256cm" svg:height="1.27cm" svg:x="10.79cm" svg:y="24.13cm">
          <draw:text-box fo:min-height="1.27cm">
            <text:p text:style-name="P7"/>
          </draw:text-box>
        </draw:frame>
      </presentation:notes>
      <draw:frame draw:layer="backgroundobjects" draw:name="Title 1" presentation:class="title" presentation:style-name="pr5" presentation:placeholder="false" presentation:user-transformed="true" svg:width="19.18cm" svg:height="4.79cm" svg:x="4.9cm" svg:y="3.31cm">
        <draw:text-box fo:min-height="4.79cm">
          <text:p text:style-name="P5"><text:span text:style-name="T9">Click to edit Master title style</text:span></text:p>
        </draw:text-box>
      </draw:frame>
      <draw:frame draw:layer="backgroundobjects" draw:name="Text Placeholder 2" presentation:class="outline" presentation:style-name="pr6" presentation:placeholder="false" presentation:user-transformed="true" svg:width="13.6cm" svg:height="6.72cm" svg:x="10.9cm" svg:y="10.8cm">
        <draw:text-box fo:min-height="6.72cm">
          <text:p text:style-name="P6"><text:span text:style-name="T10">Click to edit Master text styles</text:span></text:p>
        </draw:text-box>
      </draw:frame>
    </style:master-page>
    <style:master-page style:name="_Title and Content" style:page-layout-name="Mpm5" draw:style-name="dp21">
      <presentation:notes draw:style-name="dp22" style:page-layout-name="Mpm6">
        <draw:frame draw:layer="backgroundobjects" draw:name="Rectangle 7" presentation:class="notes" presentation:style-name="pr28" presentation:placeholder="false" presentation:user-transformed="true" svg:width="8.256cm" svg:height="1.27cm" svg:x="10.79cm" svg:y="24.13cm">
          <draw:text-box fo:min-height="1.27cm">
            <text:p text:style-name="P47"/>
          </draw:text-box>
        </draw:frame>
      </presentation:notes>
      <draw:frame draw:layer="backgroundobjects" draw:name="Title 1" presentation:class="title" presentation:style-name="pr26" presentation:placeholder="false" presentation:user-transformed="true" svg:width="21.91cm" svg:height="3.682cm" svg:x="1.746cm" svg:y="1.014cm">
        <draw:text-box fo:min-height="3.682cm">
          <text:p text:style-name="P41"><text:span text:style-name="T49">Click to edit Master title style</text:span></text:p>
        </draw:text-box>
      </draw:frame>
      <draw:frame draw:layer="backgroundobjects" draw:name="Content Placeholder 2" presentation:class="outline" presentation:style-name="pr27" presentation:placeholder="false" presentation:user-transformed="true" svg:width="21.91cm" svg:height="12.09cm" svg:x="1.746cm" svg:y="5.072cm">
        <draw:text-box fo:min-height="12.09cm">
          <text:list text:style-name="L1" text:continue-numbering="true">
            <text:list-item>
              <text:p text:style-name="P42"><text:span text:style-name="T50">Click to edit Master text styles</text:span></text:p>
              <text:list text:style-name="L1" text:continue-numbering="true">
                <text:list-item>
                  <text:p text:style-name="P43"><text:span text:style-name="T51">Second level</text:span></text:p>
                  <text:list text:style-name="L1" text:continue-numbering="true">
                    <text:list-item>
                      <text:p text:style-name="P44"><text:span text:style-name="T52">Third level</text:span></text:p>
                      <text:list text:style-name="L1" text:continue-numbering="true">
                        <text:list-item>
                          <text:p text:style-name="P45"><text:span text:style-name="T53">Fourth level</text:span></text:p>
                          <text:list text:style-name="L1" text:continue-numbering="true">
                            <text:list-item>
                              <text:p text:style-name="P46"><text:span text:style-name="T5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2.7.2</meta:generator>
    <meta:initial-creator/>
    <meta:creation-date/>
    <meta:editing-cycles/>
    <meta:editing-duration/>
    <dc:date/>
    <dc:creator/>
    <meta:document-statistic/>
  </office:meta>
</office:document-meta>
</file>